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9e7b" officeooo:paragraph-rsid="00069e7b"/>
    </style:style>
    <style:style style:name="P2" style:family="paragraph" style:parent-style-name="Standard">
      <style:text-properties officeooo:paragraph-rsid="00069e7b"/>
    </style:style>
    <style:style style:name="P3" style:family="paragraph" style:parent-style-name="Standard">
      <style:text-properties officeooo:rsid="000a2700" officeooo:paragraph-rsid="000a2700"/>
    </style:style>
    <style:style style:name="P4" style:family="paragraph" style:parent-style-name="Standard">
      <style:text-properties officeooo:paragraph-rsid="000a2700"/>
    </style:style>
    <style:style style:name="P5" style:family="paragraph" style:parent-style-name="Standard">
      <style:text-properties fo:font-weight="bold" officeooo:rsid="00069e7b" officeooo:paragraph-rsid="00069e7b" style:font-weight-asian="bold" style:font-weight-complex="bold"/>
    </style:style>
    <style:style style:name="P6" style:family="paragraph" style:parent-style-name="Standard">
      <style:text-properties officeooo:rsid="00104078" officeooo:paragraph-rsid="00104078"/>
    </style:style>
    <style:style style:name="T1" style:family="text">
      <style:text-properties officeooo:rsid="00069e7b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222222" style:font-name="Arial" fo:font-size="12pt" fo:letter-spacing="normal" fo:font-style="normal" fo:font-weight="normal" officeooo:rsid="000a2700"/>
    </style:style>
    <style:style style:name="T4" style:family="text">
      <style:text-properties fo:font-variant="normal" fo:text-transform="none" fo:color="#222222" style:font-name="Arial" fo:font-size="12pt" fo:letter-spacing="normal" fo:font-style="normal" fo:font-weight="normal" officeooo:rsid="0011f8e9"/>
    </style:style>
    <style:style style:name="T5" style:family="text">
      <style:text-properties fo:font-variant="normal" fo:text-transform="none" fo:color="#222222" style:font-name="Arial" fo:font-size="12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222222" style:font-name="Arial" fo:font-size="12pt" fo:letter-spacing="normal" fo:font-style="normal" fo:font-weight="bold" officeooo:rsid="000a2700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69e7b" style:font-weight-asian="bold" style:font-weight-complex="bold"/>
    </style:style>
    <style:style style:name="T9" style:family="text">
      <style:text-properties fo:font-weight="bold" officeooo:rsid="0008c2a9" style:font-weight-asian="bold" style:font-weight-complex="bold"/>
    </style:style>
    <style:style style:name="T10" style:family="text">
      <style:text-properties officeooo:rsid="0008c2a9"/>
    </style:style>
    <style:style style:name="T11" style:family="text">
      <style:text-properties officeooo:rsid="000b93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9">1. </text:span><text:a xlink:type="simple" xlink:href="http://www.placidinstruments.com/" text:style-name="Internet_20_link" text:visited-style-name="Visited_20_Internet_20_Link">www.placidinstruments.com</text:a></text:p>
      <text:p text:style-name="P1"/>
      <text:p text:style-name="P5"><text:s text:c="2"/><text:span text:style-name="T11">ADMIN:</text:span></text:p>
      <text:p text:style-name="P1"><text:span text:style-name="T7"><text:s text:c="5"/>User:</text:span> placidinstru</text:p>
      <text:p text:style-name="P2"><text:span text:style-name="T8"><text:s text:c="5"/>Pass: </text:span><text:span text:style-name="T2">DH(0ZnZ^k4d53L4Hx5</text:span></text:p>
      <text:p text:style-name="P2"><text:span text:style-name="T2"/></text:p>
      <text:p text:style-name="P3"><text:span text:style-name="T5"><text:s text:c="4"/>Cpanel</text:span><text:span text:style-name="T2">: </text:span><text:a xlink:type="simple" xlink:href="http://placidinstruments.com/cpanel" text:style-name="Internet_20_link" text:visited-style-name="Visited_20_Internet_20_Link">http://placidinstruments.com/cpanel</text:a></text:p>
      <text:p text:style-name="P3"><text:span text:style-name="T2"/></text:p>
      <text:p text:style-name="P4"><text:span text:style-name="T6"><text:s text:c="4"/>User:</text:span><text:span text:style-name="T3"> </text:span><text:span text:style-name="T2">placidcom</text:span></text:p>
      <text:p text:style-name="P4"><text:span text:style-name="T6"><text:s text:c="4"/>Pass:</text:span><text:span text:style-name="T3"> </text:span><text:span text:style-name="T2">hd50@fjPLA!</text:span></text:p>
      <text:p text:style-name="P3"><text:span text:style-name="T2"/></text:p>
      <text:p text:style-name="P6"><text:span text:style-name="T2">Working hours- 14</text:span></text:p>
      <text:p text:style-name="P6"><text:span text:style-name="T2"><text:s/>(4- 26/08/19</text:span></text:p>
      <text:p text:style-name="P6"><text:span text:style-name="T2">8- 2</text:span><text:span text:style-name="T4">7</text:span><text:span text:style-name="T2">/08/19</text:span></text:p>
      <text:p text:style-name="P6"><text:span text:style-name="T2">2- 2</text:span><text:span text:style-name="T4">8</text:span><text:span text:style-name="T2">/08/19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3:18:09.533904116</meta:creation-date>
    <dc:date>2019-08-28T15:08:04.485155959</dc:date>
    <meta:editing-duration>PT1H49M53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22" meta:character-count="228" meta:non-whitespace-character-count="192"/>
  </office:meta>
</office:document-meta>
</file>